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8424in" fo:margin-left="-0.075in" fo:margin-top="0in" fo:margin-bottom="0in" table:align="left" style:writing-mode="lr-tb"/>
    </style:style>
    <style:style style:name="Таблица1.A" style:family="table-column">
      <style:table-column-properties style:column-width="3.0181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6931in" fo:margin-left="0.0069in" fo:margin-top="0in" fo:margin-bottom="0in" table:align="left" style:writing-mode="lr-tb"/>
    </style:style>
    <style:style style:name="Таблица2.A" style:family="table-column">
      <style:table-column-properties style:column-width="3.3465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694in" fo:border="1pt solid #000000">
        <style:background-image/>
      </style:table-cell-properties>
    </style:style>
    <style:style style:name="Таблица3" style:family="table">
      <style:table-properties style:width="6.6931in" fo:margin-left="0.0069in" fo:margin-top="0in" fo:margin-bottom="0in" table:align="left" style:writing-mode="lr-tb"/>
    </style:style>
    <style:style style:name="Таблица3.A" style:family="table-column">
      <style:table-column-properties style:column-width="3.346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694in" fo:border="1pt solid #000000">
        <style:background-image/>
      </style:table-cell-properties>
    </style:style>
    <style:style style:name="Таблица4" style:family="table">
      <style:table-properties style:width="6.6931in" table:align="margins" style:writing-mode="lr-tb"/>
    </style:style>
    <style:style style:name="Таблица4.A" style:family="table-column">
      <style:table-column-properties style:column-width="1.6736in" style:rel-column-width="16384*"/>
    </style:style>
    <style:style style:name="Таблица4.D" style:family="table-column">
      <style:table-column-properties style:column-width="1.6729in" style:rel-column-width="16383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382in" fo:border="0.5pt solid #000000"/>
    </style:style>
    <style:style style:name="Таблица4.A2" style:family="table-cell">
      <style:table-cell-properties fo:padding="0.0382in" fo:border-left="0.5pt solid #000000" fo:border-right="none" fo:border-top="none" fo:border-bottom="0.5pt solid #000000"/>
    </style:style>
    <style:style style:name="Таблица4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5" style:family="table">
      <style:table-properties style:width="6.6931in" table:align="margins" style:writing-mode="lr-tb"/>
    </style:style>
    <style:style style:name="Таблица5.A" style:family="table-column">
      <style:table-column-properties style:column-width="1.6736in" style:rel-column-width="16384*"/>
    </style:style>
    <style:style style:name="Таблица5.D" style:family="table-column">
      <style:table-column-properties style:column-width="1.6729in" style:rel-column-width="16383*"/>
    </style:style>
    <style:style style:name="Таблица5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382in" fo:border="0.5pt solid #000000"/>
    </style:style>
    <style:style style:name="Таблица5.A2" style:family="table-cell">
      <style:table-cell-properties fo:padding="0.0382in" fo:border-left="0.5pt solid #000000" fo:border-right="none" fo:border-top="none" fo:border-bottom="0.5pt solid #000000"/>
    </style:style>
    <style:style style:name="Таблица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.4925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</style:style>
    <style:style style:name="P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reak-before="auto" fo:break-after="auto" fo:background-color="transparent"/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.4925in" style:auto-text-indent="false" fo:background-color="transparent" fo:keep-with-next="auto"/>
    </style:style>
    <style:style style:name="P5" style:family="paragraph" style:parent-style-name="LO-normal">
      <style:paragraph-properties fo:margin-left="0in" fo:margin-right="0in" fo:line-height="150%" fo:text-align="justify" style:justify-single-word="false" fo:text-indent="0.5in" style:auto-text-indent="false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175e7b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9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5118in" style:auto-text-indent="false" fo:break-before="auto" fo:break-after="auto" fo:background-color="transparent" fo:keep-with-next="auto">
        <style:tab-stops>
          <style:tab-stop style:position="0.4925in"/>
        </style:tab-stops>
      </style:paragraph-properties>
      <style:text-properties fo:font-variant="small-caps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10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1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paragraph-rsid="000cf83b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3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in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0" fo:widows="0" fo:text-indent="0.4925in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5" style:family="paragraph" style:parent-style-name="Text_20_body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1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1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5in" style:auto-text-indent="false" fo:break-before="auto" fo:break-after="auto" fo:background-color="transparent" fo:keep-with-next="auto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officeooo:paragraph-rsid="00175e7b" style:font-name-asian="Times New Roman3" style:font-size-asian="14pt" style:font-name-complex="Times New Roman3" style:font-size-complex="14pt"/>
    </style:style>
    <style:style style:name="P2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0" fo:widows="0" fo:text-indent="0.4925in" style:auto-text-indent="false" fo:background-color="transparent" fo:keep-with-next="auto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2" style:family="paragraph" style:parent-style-name="LO-normal">
      <style:paragraph-properties fo:text-align="center" style:justify-single-word="false" fo:orphans="0" fo:widows="0"/>
      <style:text-properties style:font-name="Times New Roman1" fo:font-size="14pt" style:font-name-asian="Times New Roman3" style:font-size-asian="12pt" style:font-style-asian="normal" style:font-weight-asian="bold" style:font-name-complex="Times New Roman3" style:font-size-complex="12pt" style:font-style-complex="normal" style:font-weight-complex="bold" style:text-overline-style="none" style:text-overline-color="font-color"/>
    </style:style>
    <style:style style:name="P23" style:family="paragraph" style:parent-style-name="LO-normal">
      <style:paragraph-properties fo:text-align="center" style:justify-single-word="false" fo:orphans="0" fo:widows="0"/>
      <style:text-properties style:font-name="Times New Roman1" fo:font-size="14pt" officeooo:paragraph-rsid="00175e7b" style:font-name-asian="Times New Roman3" style:font-size-asian="12pt" style:font-style-asian="normal" style:font-weight-asian="bold" style:font-name-complex="Times New Roman3" style:font-size-complex="12pt" style:font-style-complex="normal" style:font-weight-complex="bold" style:text-overline-style="none" style:text-overline-color="font-color"/>
    </style:style>
    <style:style style:name="P24" style:family="paragraph" style:parent-style-name="LO-normal">
      <style:paragraph-properties fo:text-align="center" style:justify-single-word="false" fo:orphans="0" fo:widows="0"/>
      <style:text-properties style:font-name="Times New Roman1" fo:font-size="14pt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25" style:family="paragraph" style:parent-style-name="LO-normal">
      <style:paragraph-properties fo:text-align="center" style:justify-single-word="false" fo:orphans="0" fo:widows="0"/>
      <style:text-properties style:font-name="Times New Roman1" fo:font-size="14pt" officeooo:paragraph-rsid="00175e7b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26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2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2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0" fo:widows="0" fo:text-indent="0.4925in" style:auto-text-indent="false" fo:background-color="transparent" fo:keep-with-next="auto"/>
      <style:text-properties style:font-name="Times New Roman1" fo:font-size="14pt" fo:language="ru" fo:country="RU" style:font-name-asian="Times New Roman3" style:font-size-asian="14pt" style:font-name-complex="Times New Roman3" style:font-size-complex="14pt"/>
    </style:style>
    <style:style style:name="P29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language="ru" fo:country="RU" fo:font-weight="bold" officeooo:rsid="000d94c2" officeooo:paragraph-rsid="000d94c2" style:font-name-asian="Times New Roman3" style:font-size-asian="14pt" style:font-weight-asian="bold" style:font-name-complex="Times New Roman3" style:font-size-complex="14pt"/>
    </style:style>
    <style:style style:name="P30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fo:language="ru" fo:country="RU" fo:font-weight="normal" officeooo:rsid="000d94c2" officeooo:paragraph-rsid="000d94c2" style:font-name-asian="Times New Roman3" style:font-size-asian="14pt" style:font-weight-asian="normal" style:font-name-complex="Times New Roman3" style:font-size-complex="14pt" style:font-weight-complex="normal"/>
    </style:style>
    <style:style style:name="P31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language="ru" fo:country="RU" fo:font-weight="normal" officeooo:rsid="000d94c2" officeooo:paragraph-rsid="000d94c2" style:font-name-asian="Times New Roman3" style:font-size-asian="14pt" style:font-weight-asian="normal" style:font-name-complex="Times New Roman3" style:font-size-complex="14pt" style:font-weight-complex="normal"/>
    </style:style>
    <style:style style:name="P32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fo:language="ru" fo:country="RU" fo:font-weight="normal" officeooo:rsid="000d94c2" officeooo:paragraph-rsid="00175e7b" style:font-name-asian="Times New Roman3" style:font-size-asian="14pt" style:font-weight-asian="normal" style:font-name-complex="Times New Roman3" style:font-size-complex="14pt" style:font-weight-complex="normal"/>
    </style:style>
    <style:style style:name="P33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fo:language="ru" fo:country="RU" fo:font-weight="normal" officeooo:rsid="000d94c2" officeooo:paragraph-rsid="000d94c2" style:font-name-asian="Times New Roman3" style:font-size-asian="14pt" style:font-weight-asian="normal" style:font-name-complex="Times New Roman3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fo:language="ru" fo:country="RU" fo:font-weight="normal" officeooo:rsid="000d94c2" officeooo:paragraph-rsid="00175e7b" style:font-name-asian="Times New Roman3" style:font-size-asian="14pt" style:font-weight-asian="normal" style:font-name-complex="Times New Roman3" style:font-size-complex="14pt"/>
    </style:style>
    <style:style style:name="P35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0d94c2" officeooo:paragraph-rsid="000d94c2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36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119ecf" officeooo:paragraph-rsid="00119ecf" style:font-name-asian="Times New Roman3" style:font-size-asian="14pt" style:font-style-asian="normal" style:font-weight-asian="normal" style:font-name-complex="Times New Roman3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language="en" fo:country="US" officeooo:rsid="000d94c2" officeooo:paragraph-rsid="000d94c2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language="en" fo:country="US" officeooo:rsid="000d94c2" officeooo:paragraph-rsid="00175e7b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 officeooo:rsid="00141583" officeooo:paragraph-rsid="00141583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14b130" officeooo:paragraph-rsid="0014b130"/>
    </style:style>
    <style:style style:name="P41" style:family="paragraph" style:parent-style-name="LO-normal">
      <style:paragraph-properties fo:text-align="center" style:justify-single-word="false" fo:orphans="0" fo:widows="0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LO-normal">
      <style:paragraph-properties fo:text-align="center" style:justify-single-word="false" fo:orphans="0" fo:widows="0"/>
      <style:text-properties officeooo:paragraph-rsid="00175e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94c2" officeooo:paragraph-rsid="000d94c2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94c2" officeooo:paragraph-rsid="00175e7b"/>
    </style:style>
    <style:style style:name="P45" style:family="paragraph" style:parent-style-name="Table_20_Contents">
      <style:paragraph-properties fo:text-align="start" style:justify-single-word="false"/>
      <style:text-properties officeooo:rsid="00141583" officeooo:paragraph-rsid="00175e7b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175e7b" officeooo:paragraph-rsid="00175e7b"/>
    </style:style>
    <style:style style:name="P47" style:family="paragraph" style:parent-style-name="Heading_20_2">
      <style:paragraph-properties fo:line-height="150%"/>
    </style:style>
    <style:style style:name="P48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officeooo:paragraph-rsid="00190964"/>
    </style:style>
    <style:style style:name="P49" style:family="paragraph" style:parent-style-name="LO-normal" style:master-page-name="First_20_Page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keep-together="auto" fo:orphans="2" fo:widows="2" fo:text-indent="0.4925in" style:auto-text-indent="false" style:page-number="1" fo:break-before="auto" fo:break-after="auto" fo:background-color="transparent" fo:keep-with-next="auto"/>
      <style:text-properties fo:font-variant="small-caps" fo:color="#000000" loext:opacity="100%" style:text-line-through-style="none" style:text-line-through-type="none" style:text-position="0% 100%" style:font-name="Times New Roman1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50" style:family="paragraph" style:parent-style-name="LO-normal">
      <style:text-properties style:font-name="Times New Roman1" fo:font-size="14pt" style:font-size-asian="14pt" style:font-size-complex="14pt"/>
    </style:style>
    <style:style style:name="P51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language="ru" fo:country="RU" fo:font-style="normal" officeooo:rsid="00190964" officeooo:paragraph-rsid="00190964" style:font-size-asian="12.25pt" style:font-style-asian="normal" style:font-size-complex="14pt" style:font-style-complex="normal"/>
    </style:style>
    <style:style style:name="P52" style:family="paragraph" style:parent-style-name="LO-normal">
      <style:paragraph-properties fo:margin-left="0in" fo:margin-right="0in" fo:line-height="150%" fo:text-align="justify" style:justify-single-word="false" fo:text-indent="0in" style:auto-text-indent="false"/>
      <style:text-properties style:font-name="Times New Roman1" fo:font-size="14pt" fo:language="ru" fo:country="RU" fo:font-style="normal" officeooo:rsid="00190964" officeooo:paragraph-rsid="00190964" style:font-size-asian="12.25pt" style:font-style-asian="normal" style:font-size-complex="14pt" style:font-style-complex="normal"/>
    </style:style>
    <style:style style:name="P53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language="ru" fo:country="RU" fo:font-style="normal" officeooo:rsid="001a68b3" officeooo:paragraph-rsid="001a68b3" style:font-size-asian="12.25pt" style:font-style-asian="normal" style:font-size-complex="14pt" style:font-style-complex="normal"/>
    </style:style>
    <style:style style:name="P54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language="ru" fo:country="RU" fo:font-style="normal" officeooo:rsid="001c6868" officeooo:paragraph-rsid="001c6868" style:font-size-asian="12.25pt" style:font-style-asian="normal" style:font-size-complex="14pt" style:font-style-complex="normal"/>
    </style:style>
    <style:style style:name="P55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language="ru" fo:country="RU" style:font-name-asian="Times New Roman3" style:font-size-asian="14pt" style:font-name-complex="Times New Roman3" style:font-size-complex="14pt"/>
    </style:style>
    <style:style style:name="P56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175e7b" officeooo:paragraph-rsid="00175e7b" style:font-name-asian="Times New Roman3" style:font-size-asian="14pt" style:font-style-asian="normal" style:font-weight-asian="normal" style:font-name-complex="Times New Roman3" style:font-size-complex="14pt" style:font-style-complex="normal" style:font-weight-complex="normal" style:text-overline-style="none" style:text-overline-color="font-color"/>
    </style:style>
    <style:style style:name="P57" style:family="paragraph" style:parent-style-name="LO-normal">
      <style:paragraph-properties fo:text-align="center" style:justify-single-word="false" fo:orphans="0" fo:widows="0"/>
      <style:text-properties style:font-name="Times New Roman1" fo:font-size="14pt" fo:language="en" fo:country="US" officeooo:rsid="00175e7b" officeooo:paragraph-rsid="00175e7b" style:font-name-asian="Times New Roman3" style:font-size-asian="12pt" style:font-style-asian="normal" style:font-weight-asian="normal" style:font-name-complex="Times New Roman3" style:font-size-complex="12pt" style:font-style-complex="normal" style:font-weight-complex="normal" style:text-overline-style="none" style:text-overline-color="font-color"/>
    </style:style>
    <style:style style:name="P58" style:family="paragraph" style:parent-style-name="LO-normal">
      <style:text-properties style:font-name="Times New Roman1" fo:font-size="14pt"/>
    </style:style>
    <style:style style:name="P59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1" fo:font-size="14pt" fo:font-weight="bold" officeooo:rsid="001c6868" officeooo:paragraph-rsid="001c6868" style:font-name-asian="Times New Roman3" style:font-size-asian="14pt" style:font-weight-asian="bold" style:font-name-complex="Times New Roman3" style:font-size-complex="14pt"/>
    </style:style>
    <style:style style:name="P60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fo:language="ru" fo:country="RU" fo:font-weight="normal" officeooo:rsid="000d94c2" officeooo:paragraph-rsid="00175e7b" style:font-weight-asian="normal" style:font-weight-complex="normal"/>
    </style:style>
    <style:style style:name="P6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in" style:auto-text-indent="false" fo:break-before="auto" fo:break-after="auto" fo:background-color="transparent"/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62" style:family="paragraph" style:parent-style-name="LO-normal">
      <style:paragraph-properties fo:margin-left="0in" fo:margin-right="0in" fo:line-height="150%" fo:text-align="justify" style:justify-single-word="false" fo:text-indent="0.4917in" style:auto-text-indent="false"/>
      <style:text-properties fo:font-weight="normal" officeooo:rsid="001c6868" officeooo:paragraph-rsid="001c6868" style:font-weight-asian="normal" style:font-weight-complex="normal"/>
    </style:style>
    <style:style style:name="P6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50%" fo:text-align="justify" style:justify-single-word="false" fo:keep-together="auto" fo:orphans="2" fo:widows="2" fo:text-indent="0.4925in" style:auto-text-indent="false" fo:break-before="auto" fo:break-after="auto" fo:background-color="transparent" fo:keep-with-next="auto"/>
      <style:text-properties fo:language="ru" fo:country="RU" officeooo:rsid="00190964" officeooo:paragraph-rsid="00190964"/>
    </style:style>
    <style:style style:name="P64" style:family="paragraph" style:parent-style-name="Text_20_body">
      <style:text-properties fo:font-weight="normal"/>
    </style:style>
    <style:style style:name="P6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66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67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3" style:font-size-asian="14pt" style:font-style-asian="normal" style:font-weight-asian="bold" style:font-name-complex="Times New Roman3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bold" style:text-blinking="false" fo:background-color="transparent" loext:char-shading-value="0" style:font-name-asian="Times New Roman3" style:font-size-asian="14pt" style:font-style-asian="normal" style:font-weight-asian="bold" style:font-name-complex="Times New Roman3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text-blinking="false" fo:background-color="transparent" loext:char-shading-value="0" style:font-name-asian="Times New Roman3" style:font-size-asian="14pt" style:font-style-asian="normal" style:font-weight-asian="normal" style:font-name-complex="Times New Roman3" style:font-size-complex="14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bold" fo:background-color="transparent" loext:char-shading-value="0" style:font-name-asian="Times New Roman3" style:font-size-asian="14pt" style:font-style-asian="normal" style:font-weight-asian="bold" style:font-name-complex="Times New Roman3" style:font-size-complex="14pt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3" style:font-size-asian="14pt" style:font-style-asian="normal" style:font-weight-asian="normal" style:font-name-complex="Times New Roman3" style:font-size-complex="14pt"/>
    </style:style>
    <style:style style:name="T7" style:family="text"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T8" style:family="text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T9" style:family="text">
      <style:text-properties style:font-name="Times New Roman1" fo:font-size="14pt" officeooo:rsid="000cf83b" style:font-name-asian="Times New Roman3" style:font-size-asian="14pt" style:font-name-complex="Times New Roman3" style:font-size-complex="14pt"/>
    </style:style>
    <style:style style:name="T10" style:family="text">
      <style:text-properties style:font-name="Times New Roman1" fo:font-size="14pt" officeooo:rsid="00175e7b" style:font-name-asian="Times New Roman3" style:font-size-asian="14pt" style:font-name-complex="Times New Roman3" style:font-size-complex="14pt"/>
    </style:style>
    <style:style style:name="T11" style:family="text">
      <style:text-properties style:font-name="Times New Roman1" fo:font-size="14pt" fo:language="ru" fo:country="RU" style:font-name-asian="Times New Roman3" style:font-size-asian="14pt" style:font-name-complex="Times New Roman3" style:font-size-complex="14pt"/>
    </style:style>
    <style:style style:name="T12" style:family="text">
      <style:text-properties style:font-name="Times New Roman1" fo:font-size="14pt" fo:language="ru" fo:country="RU" officeooo:rsid="000cf83b" style:font-name-asian="Times New Roman3" style:font-size-asian="14pt" style:font-name-complex="Times New Roman3" style:font-size-complex="14pt"/>
    </style:style>
    <style:style style:name="T13" style:family="text">
      <style:text-properties style:font-name="Times New Roman1" fo:font-size="14pt" fo:language="ru" fo:country="RU" fo:font-weight="bold" officeooo:rsid="000cf83b" style:font-name-asian="Times New Roman3" style:font-size-asian="14pt" style:font-weight-asian="bold" style:font-name-complex="Times New Roman3" style:font-size-complex="14pt"/>
    </style:style>
    <style:style style:name="T14" style:family="text">
      <style:text-properties style:font-name="Times New Roman1" fo:font-size="14pt" fo:language="en" fo:country="US" style:font-name-asian="Times New Roman3" style:font-size-asian="14pt" style:font-name-complex="Times New Roman3" style:font-size-complex="14pt"/>
    </style:style>
    <style:style style:name="T15" style:family="text">
      <style:text-properties fo:language="ru" fo:country="RU" fo:font-weight="bold" officeooo:rsid="000d94c2" style:font-weight-asian="bold"/>
    </style:style>
    <style:style style:name="T16" style:family="text">
      <style:text-properties fo:language="ru" fo:country="RU" fo:font-weight="bold" officeooo:rsid="000d94c2" style:font-weight-asian="bold" style:font-weight-complex="bold"/>
    </style:style>
    <style:style style:name="T17" style:family="text">
      <style:text-properties fo:language="ru" fo:country="RU" officeooo:rsid="00175e7b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officeooo:rsid="00175e7b" style:font-style-asian="italic" style:font-style-complex="italic"/>
    </style:style>
    <style:style style:name="T20" style:family="text">
      <style:text-properties fo:language="en" fo:country="US" officeooo:rsid="00175e7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68b3" style:font-weight-asian="normal" style:font-weight-complex="normal"/>
    </style:style>
    <style:style style:name="T23" style:family="text">
      <style:text-properties fo:font-weight="normal" officeooo:rsid="001c6868" style:font-weight-asian="normal" style:font-weight-complex="normal"/>
    </style:style>
    <style:style style:name="T24" style:family="text">
      <style:text-properties style:font-weight-complex="bold"/>
    </style:style>
    <style:style style:name="T25" style:family="text">
      <style:text-properties officeooo:rsid="00141583"/>
    </style:style>
    <style:style style:name="T26" style:family="text">
      <style:text-properties officeooo:rsid="00175e7b"/>
    </style:style>
    <style:style style:name="T27" style:family="text">
      <style:text-properties style:font-weight-complex="normal"/>
    </style:style>
    <style:style style:name="T28" style:family="text">
      <style:text-properties officeooo:rsid="00175e7b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font-size-asian="14pt" style:font-size-complex="14pt"/>
    </style:style>
    <style:style style:name="T31" style:family="text">
      <style:text-properties style:text-position="super 58%" officeooo:rsid="001c686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bookmark text:name="_heading=h.gjdgxs"/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2"><text:span text:style-name="T1">Ка</text:span><text:span text:style-name="T5">федра МО ЭВМ</text:span>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9">ОТЧЕТ</text:p>
      <text:p text:style-name="P16">по лабораторной работе №<text:span text:style-name="T20">3</text:span></text:p>
      <text:p text:style-name="P2"><text:span text:style-name="T5">по дисциплине «</text:span><text:span text:style-name="T7">Параллельные алгоритмы</text:span><text:span text:style-name="T5">»</text:span></text:p>
      <text:p text:style-name="P48"><text:span text:style-name="T5">Тема: </text:span><text:bookmark text:name="docs-internal-guid-fc9ab1ee-7fff-e780-805d-29507b1adef3"/><text:span text:style-name="T2">Параллельное умножение матриц.</text:span></text:p>
      <text:p text:style-name="Text_20_body"><text:line-break/><text:span text:style-name="T2">.</text:span></text:p>
      <text:p text:style-name="P64"><text:line-break/></text:p>
      <text:p text:style-name="P15"/>
      <text:p text:style-name="P11"/>
      <text:p text:style-name="P11"/>
      <text:p text:style-name="P12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6">Студент гр. </text:span><text:span text:style-name="T8">93</text:span><text:span text:style-name="T6">0</text:span><text:span text:style-name="T8">4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28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21">Сергеева Е.И.</text:p>
          </table:table-cell>
        </table:table-row>
      </table:table>
      <text:p text:style-name="P11"/>
      <text:p text:style-name="P61">Санкт-Петербург</text:p>
      <text:p text:style-name="P3"><text:span text:style-name="T6"><text:s text:c="7"/>20</text:span><text:span text:style-name="T8">22</text:span></text:p>
      <text:h text:style-name="P7" text:outline-level="2">Цель работы.</text:h>
      <text:p text:style-name="P63"><text:bookmark text:name="docs-internal-guid-e7ba1841-7fff-ba6b-e947-38d8466657c9"/><text:span text:style-name="T3">Реализовать параллельный алгоритм и алгоритм «быстрого» умножения <text:s text:c="2"/>матриц.</text:span></text:p>
      <text:p text:style-name="P17"/>
      <text:p text:style-name="P27">Задание.</text:p>
      <text:p text:style-name="P58"><text:span text:style-name="T30"><text:tab/></text:span><text:bookmark text:name="docs-internal-guid-a82efb38-7fff-a3f0-fc9e-23a24bc7df1e"/><text:span text:style-name="T4">4.1 Реализовать параллельный алгоритм умножения матриц. </text:span></text:p>
      <text:p text:style-name="P65">Исследовать масштабируемость выполненной реализации.</text:p>
      <text:p text:style-name="P67"/>
      <text:p text:style-name="P65">4.2 Реализовать параллельный алгоритм “быстрого” умножения матриц (Штрассена или его модификации).</text:p>
      <text:list xml:id="list1647901976" text:style-name="L3">
        <text:list-item>
          <text:p text:style-name="P66">Проверить, что результаты вычислений реализаций 4.1 и 4.2 совпадают.</text:p>
        </text:list-item>
        <text:list-item>
          <text:p text:style-name="P66">Сравнить производительность с реализацией 4.1 на больших размерностях данных (порядка 10<text:span text:style-name="T31">4</text:span> – 10<text:span text:style-name="T31">6</text:span>).</text:p>
        </text:list-item>
      </text:list>
      <text:p text:style-name="P50"/>
      <text:p text:style-name="Text_20_body"/>
      <text:h text:style-name="P47" text:outline-level="2">Выполнение работы.</text:h>
      <text:p text:style-name="P51"><text:span text:style-name="T21">Класс Matrix представляет из себя двойной вектор </text:span><text:span text:style-name="T22">для хранения данных</text:span><text:span text:style-name="T21">, размер стороны, а так же перегруженные операторы +, -, * и ==.</text:span></text:p>
      <text:p text:style-name="P51"><text:span text:style-name="T21">Для параллельного алгоритма умножения матриц была реализована функция </text:span><text:span text:style-name="T29">matrixMultiplication, </text:span><text:span text:style-name="T21">которая принимает два указателя на класс матрицы Matrix. </text:span><text:span text:style-name="T22">Каждому потоку достается определенная область в которой необходимо провести умножение и отобразить результат на результатирующую матрицу.</text:span></text:p>
      <text:p text:style-name="P53"><text:span text:style-name="T21">Алгоритм «быстрого» умножения представлен функцией matrixStrassenMultiplication, которому на вход так же подается два указателя матриц. Для реализации алгоритма Штрассена были реализованы лямбды, которые «собирают» и «разбивают» матрицу из/на 4 подматрицы, а так же рекурсивная лямбда, задача которой производить разбиение и подсчет до тех пор, пока подматрицы не станут размером 64, ибо дальнейшее </text:span><text:span text:style-name="T23">разбиение не целесообразно.</text:span></text:p>
      <text:p text:style-name="P54"><text:span text:style-name="T21">Для наглядности так же была реализовано однопоточное умножение.</text:span></text:p>
      <text:p text:style-name="P52"><text:soft-page-break/><text:span text:style-name="T21"/></text:p>
      <text:p text:style-name="P26"/>
      <text:p text:style-name="P59">Сравнение производительности параллельного и «быстрого» алгоритмов.</text:p>
      <text:p text:style-name="P26"/>
      <text:p text:style-name="P62"><text:span text:style-name="T12">В </text:span><text:span text:style-name="T11">таблице 1 представлена зависимость размера матрицы и времени вычисления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41"><text:span text:style-name="T8">Время вычисления</text:span><text:span text:style-name="T14">(</text:span><text:span text:style-name="T11">милисек.</text:span><text:span text:style-name="T14">)</text:span></text:p>
          </table:table-cell>
          <table:table-cell table:style-name="Таблица2.A1" office:value-type="string">
            <text:p text:style-name="P22">Размер входных данных</text:p>
          </table:table-cell>
        </table:table-row>
        <table:table-row table:style-name="Таблица2.1">
          <table:table-cell table:style-name="Таблица2.A1" office:value-type="string">
            <text:p text:style-name="P36">29</text:p>
          </table:table-cell>
          <table:table-cell table:style-name="Таблица2.A1" office:value-type="string">
            <text:p text:style-name="P24">1000 x 1000</text:p>
          </table:table-cell>
        </table:table-row>
        <table:table-row table:style-name="Таблица2.1">
          <table:table-cell table:style-name="Таблица2.A1" office:value-type="string">
            <text:p text:style-name="P35">269 </text:p>
          </table:table-cell>
          <table:table-cell table:style-name="Таблица2.A1" office:value-type="string">
            <text:p text:style-name="P24">5000 x 5000</text:p>
          </table:table-cell>
        </table:table-row>
        <table:table-row table:style-name="Таблица2.1">
          <table:table-cell table:style-name="Таблица2.A1" office:value-type="string">
            <text:p text:style-name="P35">1022</text:p>
          </table:table-cell>
          <table:table-cell table:style-name="Таблица2.A1" office:value-type="string">
            <text:p text:style-name="P24">10000 x 10000</text:p>
          </table:table-cell>
        </table:table-row>
      </table:table>
      <text:p text:style-name="P19"/>
      <text:p text:style-name="P6"><text:span text:style-name="T8">Таблица </text:span><text:span text:style-name="T10">2</text:span><text:span text:style-name="T8"> - Сравнение размера входных данных и времени вычисления </text:span><text:span text:style-name="T9">для одного потока </text:span><text:span text:style-name="T10">при тонкой синхронизации структуры</text:span><text:span text:style-name="T9">:</text:span>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42"><text:span text:style-name="T8">Время вычисления</text:span><text:span text:style-name="T14">(</text:span><text:span text:style-name="T11">милисек.</text:span><text:span text:style-name="T14">)</text:span></text:p>
          </table:table-cell>
          <table:table-cell table:style-name="Таблица3.A1" office:value-type="string">
            <text:p text:style-name="P23">Размер входных данных</text:p>
          </table:table-cell>
        </table:table-row>
        <table:table-row table:style-name="Таблица3.1">
          <table:table-cell table:style-name="Таблица3.A1" office:value-type="string">
            <text:p text:style-name="P56">27</text:p>
          </table:table-cell>
          <table:table-cell table:style-name="Таблица3.A1" office:value-type="string">
            <text:p text:style-name="P25">1000 x 1000</text:p>
          </table:table-cell>
        </table:table-row>
        <table:table-row table:style-name="Таблица3.1">
          <table:table-cell table:style-name="Таблица3.A1" office:value-type="string">
            <text:p text:style-name="P57">682</text:p>
          </table:table-cell>
          <table:table-cell table:style-name="Таблица3.A1" office:value-type="string">
            <text:p text:style-name="P25">5000 x 5000</text:p>
          </table:table-cell>
        </table:table-row>
        <table:table-row table:style-name="Таблица3.1">
          <table:table-cell table:style-name="Таблица3.A1" office:value-type="string">
            <text:p text:style-name="P57">2806</text:p>
          </table:table-cell>
          <table:table-cell table:style-name="Таблица3.A1" office:value-type="string">
            <text:p text:style-name="P25">10000 x 10000</text:p>
          </table:table-cell>
        </table:table-row>
      </table:table>
      <text:p text:style-name="P20"/>
      <text:p text:style-name="P55"/>
      <text:p text:style-name="P55"/>
      <text:p text:style-name="P55"/>
      <text:p text:style-name="P29">Исследование для нескольких потребителей и <text:span text:style-name="T24">производителей</text:span>.</text:p>
      <text:p text:style-name="P33"><text:span text:style-name="T27"><text:tab/>В таблице 3 представлено общее время работы программы в зависимости от кол-ва производителей и потребителей </text:span><text:span text:style-name="T28">при грубой синхронизации структуры:</text:span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3">Один <text:span text:style-name="T21">производитель</text:span> и два потребителя <text:soft-page-break/><text:span text:style-name="T14">(</text:span><text:span text:style-name="T11">милисек.</text:span><text:span text:style-name="T14">)</text:span></text:p>
          </table:table-cell>
          <table:table-cell table:style-name="Таблица4.A1" office:value-type="string">
            <text:p text:style-name="P43">Два <text:span text:style-name="T21">производителя </text:span>и один потребитель <text:soft-page-break/><text:span text:style-name="T14">(</text:span><text:span text:style-name="T11">милисек.</text:span><text:span text:style-name="T14">)</text:span></text:p>
          </table:table-cell>
          <table:table-cell table:style-name="Таблица4.A1" office:value-type="string">
            <text:p text:style-name="P43">Два <text:span text:style-name="T21">производителя</text:span> и два потребителя <text:soft-page-break/><text:span text:style-name="T14">(</text:span><text:span text:style-name="T11">милисек.</text:span><text:span text:style-name="T14">)</text:span></text:p>
          </table:table-cell>
          <table:table-cell table:style-name="Таблица4.D1" office:value-type="string">
            <text:p text:style-name="P43">Размер генерируемых <text:soft-page-break/>данных</text:p>
          </table:table-cell>
        </table:table-row>
        <table:table-row>
          <table:table-cell table:style-name="Таблица4.A2" office:value-type="string">
            <text:p text:style-name="P39">1099</text:p>
          </table:table-cell>
          <table:table-cell table:style-name="Таблица4.A2" office:value-type="string">
            <text:p text:style-name="P40">1085</text:p>
          </table:table-cell>
          <table:table-cell table:style-name="Таблица4.A2" office:value-type="string">
            <text:p text:style-name="P40">659</text:p>
          </table:table-cell>
          <table:table-cell table:style-name="Таблица4.D2" office:value-type="string">
            <text:p text:style-name="P30">6<text:span text:style-name="T18"> * </text:span>(<text:span text:style-name="T18">5000*5000</text:span>) </text:p>
          </table:table-cell>
        </table:table-row>
        <table:table-row>
          <table:table-cell table:style-name="Таблица4.A2" office:value-type="string">
            <text:p text:style-name="P45">7157</text:p>
          </table:table-cell>
          <table:table-cell table:style-name="Таблица4.A2" office:value-type="string">
            <text:p text:style-name="P40">7029</text:p>
          </table:table-cell>
          <table:table-cell table:style-name="Таблица4.A2" office:value-type="string">
            <text:p text:style-name="P40">4685</text:p>
          </table:table-cell>
          <table:table-cell table:style-name="Таблица4.D2" office:value-type="string">
            <text:p text:style-name="P37">1<text:span text:style-name="T25">2</text:span> * (10000*10000)</text:p>
          </table:table-cell>
        </table:table-row>
      </table:table>
      <text:p text:style-name="P31"/>
      <text:p text:style-name="P34"><text:span text:style-name="T27"><text:tab/>В таблице </text:span><text:span text:style-name="T28">4</text:span><text:span text:style-name="T27"> представлено общее время работы программы в зависимости от кол-ва производителей и потребителей </text:span><text:span text:style-name="T28">при тонкой синхронизации структуры:</text:span>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44">Один <text:span text:style-name="T21">производитель</text:span> и два потребителя <text:span text:style-name="T14">(</text:span><text:span text:style-name="T11">милисек.</text:span><text:span text:style-name="T14">)</text:span></text:p>
          </table:table-cell>
          <table:table-cell table:style-name="Таблица5.A1" office:value-type="string">
            <text:p text:style-name="P44">Два <text:span text:style-name="T21">производителя </text:span>и один потребитель <text:span text:style-name="T14">(</text:span><text:span text:style-name="T11">милисек.</text:span><text:span text:style-name="T14">)</text:span></text:p>
          </table:table-cell>
          <table:table-cell table:style-name="Таблица5.A1" office:value-type="string">
            <text:p text:style-name="P44">Два <text:span text:style-name="T21">производителя</text:span> и два потребителя <text:span text:style-name="T14">(</text:span><text:span text:style-name="T11">милисек.</text:span><text:span text:style-name="T14">)</text:span></text:p>
          </table:table-cell>
          <table:table-cell table:style-name="Таблица5.D1" office:value-type="string">
            <text:p text:style-name="P44">Размер генерируемых данных</text:p>
          </table:table-cell>
        </table:table-row>
        <table:table-row>
          <table:table-cell table:style-name="Таблица5.A2" office:value-type="string">
            <text:p text:style-name="P46">2987</text:p>
          </table:table-cell>
          <table:table-cell table:style-name="Таблица5.A2" office:value-type="string">
            <text:p text:style-name="P46">7343</text:p>
          </table:table-cell>
          <table:table-cell table:style-name="Таблица5.A2" office:value-type="string">
            <text:p text:style-name="P46">1775</text:p>
          </table:table-cell>
          <table:table-cell table:style-name="Таблица5.D2" office:value-type="string">
            <text:p text:style-name="P32">6<text:span text:style-name="T18"> * </text:span>(<text:span text:style-name="T18">5000*5000</text:span>) </text:p>
          </table:table-cell>
        </table:table-row>
        <table:table-row>
          <table:table-cell table:style-name="Таблица5.A2" office:value-type="string">
            <text:p text:style-name="P46">24151</text:p>
          </table:table-cell>
          <table:table-cell table:style-name="Таблица5.A2" office:value-type="string">
            <text:p text:style-name="P46">14316</text:p>
          </table:table-cell>
          <table:table-cell table:style-name="Таблица5.A2" office:value-type="string">
            <text:p text:style-name="P46">16092</text:p>
          </table:table-cell>
          <table:table-cell table:style-name="Таблица5.D2" office:value-type="string">
            <text:p text:style-name="P38">1<text:span text:style-name="T25">2</text:span> * (10000*10000)</text:p>
          </table:table-cell>
        </table:table-row>
      </table:table>
      <text:p text:style-name="P60"/>
      <text:p text:style-name="Text_20_body_20__28_user_29_"/>
      <text:h text:style-name="Heading_20_2" text:outline-level="2">Выводы.</text:h>
      <text:p text:style-name="P18">В ходе выполнения лабораторной работы была реализована программа на языке программировании С++ <text:span text:style-name="T26">для попарного сложения матриц, использующая в качестве структуры данных </text:span><text:span text:style-name="T19">lock-free</text:span><text:span text:style-name="T20"> </text:span><text:span text:style-name="T17">очередь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text-transform="uppercase" style:font-name="Times New Roman2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in" fo:margin-bottom="0in" style:contextual-spacing="false"/>
      <style:text-properties style:font-name="Times New Roman2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in" fo:margin-bottom="0in" style:contextual-spacing="false"/>
      <style:text-properties style:font-name="Times New Roman2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.4925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8:16:00</meta:creation-date>
    <dc:language>ru-RU</dc:language>
    <dc:date>2022-11-30T18:06:39.561089111</dc:date>
    <meta:editing-cycles>9</meta:editing-cycles>
    <meta:editing-duration>PT6H40M42S</meta:editing-duration>
    <meta:generator>LibreOffice/7.3.7.2$Linux_X86_64 LibreOffice_project/30$Build-2</meta:generator>
    <meta:document-statistic meta:table-count="5" meta:image-count="0" meta:object-count="0" meta:page-count="4" meta:paragraph-count="79" meta:word-count="415" meta:character-count="3140" meta:non-whitespace-character-count="2786"/>
    <meta:user-defined meta:name="AppVersion">15.0000</meta:user-defined>
  </office:meta>
</office:document-meta>
</file>